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officeooo:rsid="000552c2" officeooo:paragraph-rsid="000552c2"/>
    </style:style>
    <style:style style:name="P2" style:family="paragraph" style:parent-style-name="Standard">
      <style:text-properties officeooo:rsid="000552c2" officeooo:paragraph-rsid="00078c8a"/>
    </style:style>
    <style:style style:name="P3" style:family="paragraph" style:parent-style-name="Standard">
      <style:text-properties officeooo:rsid="000552c2" officeooo:paragraph-rsid="0007fedf"/>
    </style:style>
    <style:style style:name="P4" style:family="paragraph" style:parent-style-name="Heading_20_2">
      <style:text-properties officeooo:paragraph-rsid="0007fedf"/>
    </style:style>
    <style:style style:name="T1" style:family="text">
      <style:text-properties officeooo:rsid="00078c8a"/>
    </style:style>
    <style:style style:name="T2" style:family="text">
      <style:text-properties officeooo:rsid="00078c8a" fo:background-color="#dd4814"/>
    </style:style>
    <style:style style:name="T3" style:family="text">
      <style:text-properties officeooo:rsid="0007fe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爬虫状况概述</text:h>
      <text:h text:style-name="Heading_20_1" text:outline-level="1"/>
      <text:p text:style-name="P1">这是一篇概要与备忘性质的文档.</text:p>
      <text:p text:style-name="P1"/>
      <text:h text:style-name="P4" text:outline-level="2">思路:</text:h>
      <text:p text:style-name="Standard">定制爬虫中真正需要的仅是爬取规则部分,其他部分都尽量由框架解决.除此之外仅有少量情况需要特殊处理.</text:p>
      <text:p text:style-name="P1"/>
      <text:h text:style-name="P4" text:outline-level="2">旧:</text:h>
      <text:p text:style-name="Standard">旧的比较初级,完成基本功能没什么问题.</text:p>
      <text:h text:style-name="Heading_20_2" text:outline-level="2">现状:</text:h>
      <text:p text:style-name="P3">以现在的情况,临时性爬取,一次性(演示性质)爬取,间隔周期较长的爬取,可以迅速实现.有其他需求的爬取,如周期性爬取,预警(爬不到发邮件).代理爬取,js等,通用部分,还在搞.现在要做这些需求只能简单实现,重复量大,较乱.</text:p>
      <text:p text:style-name="P1">目标:提取通用部分.</text:p>
      <text:p text:style-name="P1"/>
      <text:h text:style-name="Heading_20_2" text:outline-level="2">现在的工作流程</text:h>
      <text:p text:style-name="P3">boss给分一个爬取目标,告诉需要爬取哪些内容,然后我们写爬取部分<text:span text:style-name="T1">(爬取规则,js?url,get,post中的各类参数)</text:span>.然后沟通下怎么填充到数据库里面.基本部分就完成了,但如果有报警,防爬取突破.则还需要写一点,尤其是防爬取突破,调起来很耗时.</text:p>
      <text:p text:style-name="P1">整个流程中,有如下状况.</text:p>
      <text:p text:style-name="P2"><text:span text:style-name="T1">1,爬取规则部分,若网站html结构乱,模板多,则耗时较长,</text:span><text:span text:style-name="T2">这个无法跳过</text:span><text:span text:style-name="T1">.调试是借助浏览器</text:span><text:span text:style-name="T3">+命令行,略不便.</text:span><text:span text:style-name="T1">建议是大家在提取的时候大量相似内容写模糊匹配,例如在抓取公司信息时,就对联系方式栏写过一个模糊匹配,这样就不用针对特定网站再处理太多了.之后对于网页正文抓取,也会弄一个模糊匹配.</text:span></text:p>
      <text:p text:style-name="P2"><text:span text:style-name="T1">2,防爬取调试部分,这个看运气的,另防爬取策略不一定是具体的阙值.你感觉你调试的时候过了,但可能正式跑的时候又没过.耗时也较长.但可以减轻(跳过少部分)</text:span></text:p>
      <text:p text:style-name="P2"><text:span text:style-name="T1">3,其他部分,如报警,日志处理等.这个完全是重复劳动,hot patch一个报警,代码很乱.</text:span></text:p>
      <text:p text:style-name="P2"><text:span text:style-name="T1">对于上面状况,1无法跳过,2,3里面重复劳动较多且乱.</text:span></text:p>
      <text:p text:style-name="P1"/>
      <text:h text:style-name="Heading_20_2" text:outline-level="2">爬虫之外:</text:h>
      <text:p text:style-name="P2">爬虫的运维,目前爬虫的运维基本是<text:span text:style-name="T1">0.</text:span></text:p>
      <text:p text:style-name="P2"><text:span text:style-name="T1">对于这个,采用scrapyd后会有个简单的后台.功能很弱,后期考虑写爬虫管理后台.</text:span></text:p>
      <text:p text:style-name="P1"><text:soft-page-break/></text:p>
      <text:p text:style-name="P1">爬虫的后续开发,配置修改:</text:p>
      <text:p text:style-name="P1">目前后续开发只能修改源码.配置修改也要去改源码里面的settings.且不同spiders共用一个crawler的settings<text:span text:style-name="T1">-.-.</text:span></text:p>
      <text:p text:style-name="P1">对于改动可能性较大的部分,提取成配置文件,常用的配置项已经可以在数据库中修改.</text:p>
      <text:p text:style-name="P1"/>
      <text:h text:style-name="Heading_20_2" text:outline-level="2">改进:</text:h>
      <text:p text:style-name="P1">在陆续的开发中逐渐写了一些小模块.</text:p>
      <text:p text:style-name="P1">现在的爬虫绝大部分都是查询<text:span text:style-name="T1">-翻页-查看每页里每项的详情.</text:span></text:p>
      <text:p text:style-name="P1"><text:span text:style-name="T1">对于这个,有一个spider抽象,见feet8.cells.leg.py以及company下面的具体应用.</text:span></text:p>
      <text:p text:style-name="P1"><text:span text:style-name="T1"/></text:p>
      <text:p text:style-name="P1"><text:span text:style-name="T1">爬虫的运行与调度之后不需要写cron了.</text:span></text:p>
      <text:p text:style-name="P1"><text:span text:style-name="T1">用apscheduler写了个调度,会从数据库读取spider运行参数,</text:span><text:span text:style-name="T3">交给scrapyd运行爬虫</text:span></text:p>
      <text:p text:style-name="P1"><text:span text:style-name="T3"/></text:p>
      <text:p text:style-name="Standard">js支持,防爬取突破,日志预警,会逐步统一由框架解决</text:p>
      <text:p text:style-name="P1"><text:span text:style-name="T1"/></text:p>
      <text:h text:style-name="Heading_20_2" text:outline-level="2"><text:span text:style-name="T1">改进后的工作流程:</text:span></text:h>
      <text:p text:style-name="P1"><text:span text:style-name="T1">后续的爬虫.</text:span></text:p>
      <text:p text:style-name="P1"><text:span text:style-name="T1">各位用selenium调试,写好规则,发给我即可,我会适配到框架里.</text:span></text:p>
      <text:p text:style-name="P1"><text:span text:style-name="T1">除了爬取规则,其他均由框架统一处理,除此之外若有其他少量特殊情况,再单独考虑.</text:span></text:p>
      <text:p text:style-name="P1"><text:span text:style-name="T1">框架成熟度还较低,git地址到时发出来,各位可以先看下.熟悉后可共同解决一些需要修改框架提供的功能.另之后就按框架的需求写爬虫了.</text:span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 PL UMing C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size="14pt" style:font-name-asian="微软雅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uya </meta:initial-creator>
    <meta:creation-date>2013-06-03T11:55:11</meta:creation-date>
    <dc:date>2013-06-05T11:58:54</dc:date>
    <dc:creator>wuya </dc:creator>
    <meta:editing-duration>PT1H40M57S</meta:editing-duration>
    <meta:editing-cycles>2</meta:editing-cycles>
    <meta:generator>LibreOffice/4.0.2.2$Linux_X86_64 LibreOffice_project/400m0$Build-2</meta:generator>
    <meta:document-statistic meta:table-count="0" meta:image-count="0" meta:object-count="0" meta:page-count="2" meta:paragraph-count="34" meta:word-count="1045" meta:character-count="1186" meta:non-whitespace-character-count="1185"/>
  </office:meta>
</office:document-meta>
</file>